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officeooo:paragraph-rsid="0006bd42" style:font-size-asian="15pt" style:font-size-complex="15pt"/>
    </style:style>
    <style:style style:name="P2" style:family="paragraph" style:parent-style-name="Standard">
      <style:paragraph-properties fo:text-align="justify" style:justify-single-word="false"/>
      <style:text-properties fo:font-size="15pt" officeooo:paragraph-rsid="000736db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0f14d2" officeooo:paragraph-rsid="0006bd42" style:font-size-asian="15pt" style:font-size-complex="15pt"/>
    </style:style>
    <style:style style:name="P4" style:family="paragraph" style:parent-style-name="Standard">
      <style:text-properties fo:font-size="15pt" officeooo:paragraph-rsid="0006bd42" style:font-size-asian="15pt" style:font-size-complex="15pt"/>
    </style:style>
    <style:style style:name="T1" style:family="text">
      <style:text-properties officeooo:rsid="000f14d2"/>
    </style:style>
    <style:style style:name="T2" style:family="text">
      <style:text-properties officeooo:rsid="000dca3e"/>
    </style:style>
    <style:style style:name="T3" style:family="text">
      <style:text-properties officeooo:rsid="0010446c"/>
    </style:style>
    <style:style style:name="T4" style:family="text">
      <style:text-properties officeooo:rsid="0006bd42"/>
    </style:style>
    <style:style style:name="T5" style:family="text">
      <style:text-properties officeooo:rsid="000736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<text:tab/><text:tab/><text:span text:style-name="T2">Roteiro Entrevista</text:span></text:p>
      <text:p text:style-name="P4"/>
      <text:p text:style-name="P1">- <text:span text:style-name="T2">Sejam bem vindos a mais um episódio do PETCAST. Meu nome é… e serei o apresentador, mais uma vez a nossa equipe é composta por… Hoje </text:span><text:span text:style-name="T4">temos como convidado o professor Daniel Duarte Abdala. </text:span><text:span text:style-name="T3">Você pode se</text:span><text:span text:style-name="T2"> apresent</text:span><text:span text:style-name="T3">ar</text:span><text:span text:style-name="T2"> para nós, por favor?</text:span></text:p>
      <text:p text:style-name="P1"/>
      <text:p text:style-name="P1">- <text:span text:style-name="T4">Seguindo a ideia de intercâmbios dos episódios anteriores, como foi fazer doutorado na Alemanha? Quando você começou a aprender a língua?</text:span></text:p>
      <text:p text:style-name="P1"/>
      <text:p text:style-name="P3">- <text:span text:style-name="T4">Como é o teste de proficiência na língua alemã? Foi difícil encontrar materiais de estudos?</text:span></text:p>
      <text:p text:style-name="P3"/>
      <text:p text:style-name="P3">- <text:span text:style-name="T4">Quais são as diferenças culturais mais marcantes em relação a Alemanha?</text:span></text:p>
      <text:p text:style-name="P1"/>
      <text:p text:style-name="P1">- <text:span text:style-name="T4">O que te levou a fazer doutorado nesse país?</text:span></text:p>
      <text:p text:style-name="P1"/>
      <text:p text:style-name="P3">- <text:span text:style-name="T4">Como é o sistema educacional alemão? A avaliação dos alunos segue a mesma ideia do que temos no Brasil?</text:span></text:p>
      <text:p text:style-name="P1"/>
      <text:p text:style-name="P1">- <text:span text:style-name="T4">Considerando as diferenças de ambos os países, Brasil e Alemanha, quais matérias ou temas deveriam ser abordados no ensino médio e fundamental </text:span><text:span text:style-name="T5">brasileiros</text:span><text:span text:style-name="T4"> que não são?</text:span></text:p>
      <text:p text:style-name="P1"/>
      <text:p text:style-name="P1">- <text:span text:style-name="T1">C</text:span><text:span text:style-name="T5">onte-nos mais sobre o tema do seu doutorado.</text:span></text:p>
      <text:p text:style-name="P1"/>
      <text:p text:style-name="P1">- <text:span text:style-name="T5">Quais dicas daria para quem pensa em estudar na Alemanha?</text:span></text:p>
      <text:p text:style-name="P1"/>
      <text:p text:style-name="P1">- <text:span text:style-name="T5">Em 2001 você trabalhou com Desenvolvimento de Jogos em Computadores/Celulares. Como foi a experiência?</text:span></text:p>
      <text:p text:style-name="P1"/>
      <text:p text:style-name="P1">- <text:span text:style-name="T5">Há mercado de trabalho para quem deseja entrar nessa área? Se sim, quais empresas recomendaria os alunos ficarem de olho?</text:span></text:p>
      <text:p text:style-name="P1"/>
      <text:p text:style-name="P2">- <text:span text:style-name="T1">Com isso concluímos essa entrevista. Quero agradecer por seu tempo e disponibilidade </text:span><text:span text:style-name="T5">para participar desse projeto</text:span><text:span text:style-name="T1">. Obrigada a todos que assistiram esse podcast, bons estudos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11:53:56.327069188</meta:creation-date>
    <dc:date>2021-07-07T12:13:44.604529433</dc:date>
    <meta:editing-duration>PT8M55S</meta:editing-duration>
    <meta:editing-cycles>1</meta:editing-cycles>
    <meta:document-statistic meta:table-count="0" meta:image-count="0" meta:object-count="0" meta:page-count="1" meta:paragraph-count="13" meta:word-count="234" meta:character-count="1392" meta:non-whitespace-character-count="1166"/>
    <meta:generator>LibreOffice/6.4.7.2$Linux_X86_64 LibreOffice_project/40$Build-2</meta:generator>
  </office:meta>
</office:document-meta>
</file>